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OS</text:p>
          </table:table-cell>
          <table:table-cell office:value-type="float" office:value="4081">
            <text:p>4081</text:p>
          </table:table-cell>
          <table:table-cell office:value-type="float" office:value="1061">
            <text:p>1061</text:p>
          </table:table-cell>
          <table:table-cell office:value-type="float" office:value="534">
            <text:p>534</text:p>
          </table:table-cell>
          <table:table-cell office:value-type="float" office:value="1013">
            <text:p>1013</text:p>
          </table:table-cell>
          <table:table-cell office:value-type="float" office:value="255">
            <text:p>255</text:p>
          </table:table-cell>
          <table:table-cell office:value-type="float" office:value="41">
            <text:p>41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table:number-columns-repeated="2"/>
          <table:table-cell office:value-type="string">
            <text:p>NEG</text:p>
          </table:table-cell>
          <table:table-cell office:value-type="float" office:value="134">
            <text:p>134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3"/>
          <table:table-cell table:formula="of:=[.D3]/[.D2]" office:value-type="float" office:value="0.032835089438863">
            <text:p>0.0328350894</text:p>
          </table:table-cell>
          <table:table-cell table:formula="of:=[.E3]/[.E2]" office:value-type="float" office:value="0.0527803958529689">
            <text:p>0.0527803959</text:p>
          </table:table-cell>
          <table:table-cell table:formula="of:=[.F3]/[.F2]" office:value-type="float" office:value="0.0936329588014981">
            <text:p>0.0936329588</text:p>
          </table:table-cell>
          <table:table-cell table:formula="of:=[.G3]/[.G2]" office:value-type="float" office:value="0.0148075024679171">
            <text:p>0.0148075025</text:p>
          </table:table-cell>
          <table:table-cell table:formula="of:=[.H3]/[.H2]" office:value-type="float" office:value="0.0274509803921569">
            <text:p>0.0274509804</text:p>
          </table:table-cell>
          <table:table-cell table:formula="of:=[.I3]/[.I2]" office:value-type="float" office:value="0.170731707317073">
            <text:p>0.1707317073</text:p>
          </table:table-cell>
          <table:table-cell table:formula="of:=[.J3]/[.J2]" office:value-type="float" office:value="0.0302571860816944">
            <text:p>0.030257186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18:3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Cope</meta:initial-creator>
    <meta:creation-date>2017-12-13T09:33:47</meta:creation-date>
    <dc:date>2017-12-31T18:38:05</dc:date>
    <dc:creator>Justin Cope</dc:creator>
    <meta:editing-duration>P18DT8H59M7S</meta:editing-duration>
    <meta:editing-cycles>1</meta:editing-cycles>
    <meta:document-statistic meta:table-count="3" meta:cell-count="23" meta:object-count="0"/>
    <meta:generator>OpenOffice/4.1.3$Unix OpenOffice.org_project/413m1$Build-9783</meta:generator>
  </office:meta>
</office:document-meta>
</file>